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98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#!/</text:span><text:span text:style-name="T2">bin</text:span><text:span text:style-name="T2">/</text:span><text:span text:style-name="T2">bash</text:span></text:p>
      <text:p text:style-name="P1"><text:span text:style-name="T1">#</text:span><text:span text:style-name="T1">BASH</text:span><text:span text:style-name="T1"> </text:span><text:span text:style-name="T1">shell</text:span><text:span text:style-name="T1"> </text:span><text:span text:style-name="T1">script</text:span></text:p>
      <text:p text:style-name="P1"><text:span text:style-name="T1">#</text:span><text:span text:style-name="T1">Creating</text:span><text:span text:style-name="T1"> </text:span><text:span text:style-name="T1">an</text:span><text:span text:style-name="T1"> </text:span><text:span text:style-name="T1">NMEA</text:span><text:span text:style-name="T1"> </text:span><text:span text:style-name="T1">sentence</text:span><text:span text:style-name="T1"> </text:span><text:span text:style-name="T1">from</text:span><text:span text:style-name="T1"> </text:span><text:span text:style-name="T1">GPS</text:span><text:span text:style-name="T1"> </text:span><text:span text:style-name="T1">along</text:span><text:span text:style-name="T1"> </text:span><text:span text:style-name="T1">a</text:span><text:span text:style-name="T1"> </text:span><text:span text:style-name="T1">trip</text:span></text:p>
      <text:p text:style-name="P1"/>
      <text:p text:style-name="P1"><text:span text:style-name="T3">sudo</text:span><text:span text:style-name="T3"> </text:span><text:span text:style-name="T3">killall</text:span> gpsd</text:p>
      <text:p text:style-name="P1"><text:span text:style-name="T3">sleep</text:span><text:span text:style-name="T3">(</text:span>2<text:span text:style-name="T3">)</text:span></text:p>
      <text:p text:style-name="P1"><text:span text:style-name="T3">sudo</text:span> gpsd <text:span text:style-name="T3">/</text:span>dev<text:span text:style-name="T3">/</text:span>ttyACM0 -F <text:span text:style-name="T3">/</text:span>var<text:span text:style-name="T3">/</text:span>run<text:span text:style-name="T3">/</text:span>gpsd.sock</text:p>
      <text:p text:style-name="P1"/>
      <text:p text:style-name="P1"><text:span text:style-name="T1">#-</text:span><text:span text:style-name="T1">d</text:span><text:span text:style-name="T1"> </text:span><text:span text:style-name="T1">causes</text:span><text:span text:style-name="T1"> </text:span><text:span text:style-name="T1">gpspipe</text:span><text:span text:style-name="T1"> </text:span><text:span text:style-name="T1">to</text:span><text:span text:style-name="T1"> </text:span><text:span text:style-name="T1">run</text:span><text:span text:style-name="T1"> </text:span><text:span text:style-name="T1">as</text:span><text:span text:style-name="T1"> </text:span><text:span text:style-name="T1">a</text:span><text:span text:style-name="T1"> </text:span><text:span text:style-name="T1">daemon</text:span><text:span text:style-name="T1">.</text:span></text:p>
      <text:p text:style-name="P1"><text:span text:style-name="T1">#-</text:span><text:span text:style-name="T1">l</text:span><text:span text:style-name="T1"> </text:span><text:span text:style-name="T1">causes</text:span><text:span text:style-name="T1"> </text:span><text:span text:style-name="T1">gpspipe</text:span><text:span text:style-name="T1"> </text:span><text:span text:style-name="T1">to</text:span><text:span text:style-name="T1"> </text:span><text:span text:style-name="T1">sleep</text:span><text:span text:style-name="T1"> </text:span><text:span text:style-name="T1">for</text:span><text:span text:style-name="T1"> </text:span><text:span text:style-name="T1">ten</text:span><text:span text:style-name="T1"> </text:span><text:span text:style-name="T1">seconds</text:span><text:span text:style-name="T1"> </text:span><text:span text:style-name="T1">before</text:span><text:span text:style-name="T1"> </text:span><text:span text:style-name="T1">attempting</text:span><text:span text:style-name="T1"> </text:span><text:span text:style-name="T1">to</text:span><text:span text:style-name="T1"> </text:span><text:span text:style-name="T1">connect</text:span><text:span text:style-name="T1"> </text:span><text:span text:style-name="T1">to</text:span><text:span text:style-name="T1"> </text:span><text:span text:style-name="T1">gpsd</text:span><text:span text:style-name="T1">. </text:span><text:span text:style-name="T1">This</text:span><text:span text:style-name="T1"> </text:span><text:span text:style-name="T1">is</text:span><text:span text:style-name="T1"> </text:span><text:span text:style-name="T1">very</text:span><text:span text:style-name="T1"> </text:span><text:span text:style-name="T1">useful</text:span><text:span text:style-name="T1"> </text:span><text:span text:style-name="T1">when</text:span><text:span text:style-name="T1"> </text:span><text:span text:style-name="T1">running</text:span><text:span text:style-name="T1"> </text:span><text:span text:style-name="T1">as</text:span><text:span text:style-name="T1"> </text:span><text:span text:style-name="T1">a</text:span><text:span text:style-name="T1"> </text:span><text:span text:style-name="T1">daemon</text:span><text:span text:style-name="T1">, </text:span><text:span text:style-name="T1">giving</text:span><text:span text:style-name="T1"> </text:span><text:span text:style-name="T1">gpsd</text:span><text:span text:style-name="T1"> </text:span><text:span text:style-name="T1">time</text:span><text:span text:style-name="T1"> </text:span><text:span text:style-name="T1">to</text:span><text:span text:style-name="T1"> </text:span><text:span text:style-name="T1">start</text:span><text:span text:style-name="T1"> </text:span><text:span text:style-name="T1">before</text:span><text:span text:style-name="T1"> </text:span><text:span text:style-name="T1">attempting</text:span><text:span text:style-name="T1"> </text:span><text:span text:style-name="T1">a</text:span><text:span text:style-name="T1"> </text:span><text:span text:style-name="T1">connection</text:span><text:span text:style-name="T1">.</text:span></text:p>
      <text:p text:style-name="P1"><text:span text:style-name="T1">#-</text:span><text:span text:style-name="T1">r</text:span><text:span text:style-name="T1"> </text:span><text:span text:style-name="T1">causes</text:span><text:span text:style-name="T1"> </text:span><text:span text:style-name="T1">raw</text:span><text:span text:style-name="T1"> </text:span><text:span text:style-name="T1">NMEA</text:span><text:span text:style-name="T1"> </text:span><text:span text:style-name="T1">sentences</text:span><text:span text:style-name="T1"> </text:span><text:span text:style-name="T1">to</text:span><text:span text:style-name="T1"> </text:span><text:span text:style-name="T1">be</text:span><text:span text:style-name="T1"> </text:span><text:span text:style-name="T1">output</text:span><text:span text:style-name="T1">.</text:span></text:p>
      <text:p text:style-name="P1"><text:span text:style-name="T1">#-</text:span><text:span text:style-name="T1">o</text:span><text:span text:style-name="T1"> </text:span><text:span text:style-name="T1">option</text:span><text:span text:style-name="T1"> </text:span><text:span text:style-name="T1">causes</text:span><text:span text:style-name="T1"> </text:span><text:span text:style-name="T1">the</text:span><text:span text:style-name="T1"> </text:span><text:span text:style-name="T1">collected</text:span><text:span text:style-name="T1"> </text:span><text:span text:style-name="T1">data</text:span><text:span text:style-name="T1"> </text:span><text:span text:style-name="T1">to</text:span><text:span text:style-name="T1"> </text:span><text:span text:style-name="T1">be</text:span><text:span text:style-name="T1"> </text:span><text:span text:style-name="T1">written</text:span><text:span text:style-name="T1"> </text:span><text:span text:style-name="T1">to</text:span><text:span text:style-name="T1"> </text:span><text:span text:style-name="T1">the</text:span><text:span text:style-name="T1"> </text:span><text:span text:style-name="T1">specified</text:span><text:span text:style-name="T1"> </text:span><text:span text:style-name="T1">file</text:span><text:span text:style-name="T1">. </text:span><text:span text:style-name="T1">Use</text:span><text:span text:style-name="T1"> </text:span><text:span text:style-name="T1">of</text:span><text:span text:style-name="T1"> </text:span><text:span text:style-name="T1">this</text:span><text:span text:style-name="T1"> </text:span><text:span text:style-name="T1">option</text:span><text:span text:style-name="T1"> </text:span><text:span text:style-name="T1">is</text:span><text:span text:style-name="T1"> </text:span><text:span text:style-name="T1">mandatory</text:span><text:span text:style-name="T1"> </text:span><text:span text:style-name="T1">if</text:span><text:span text:style-name="T1"> </text:span><text:span text:style-name="T1">gpspipe</text:span><text:span text:style-name="T1"> </text:span><text:span text:style-name="T1">is</text:span><text:span text:style-name="T1"> </text:span><text:span text:style-name="T1">run</text:span><text:span text:style-name="T1"> </text:span><text:span text:style-name="T1">as</text:span><text:span text:style-name="T1"> </text:span><text:span text:style-name="T1">a</text:span><text:span text:style-name="T1"> </text:span><text:span text:style-name="T1">daemon</text:span><text:span text:style-name="T1">.</text:span></text:p>
      <text:p text:style-name="P1"/>
      <text:p text:style-name="P1">gpspipe -d -l -r -o <text:span text:style-name="T3">/</text:span>home<text:span text:style-name="T3">/</text:span>pi<text:span text:style-name="T3">/</text:span>gps_raw.txt <text:span text:style-name="T3">&amp;</text:span></text:p>
      <text:p text:style-name="P1"/>
      <text:p text:style-name="P1"><text:span text:style-name="T1">#</text:span><text:span text:style-name="T1">Start</text:span><text:span text:style-name="T1"> </text:span><text:span text:style-name="T1">moving</text:span><text:span text:style-name="T1">...</text:span></text:p>
      <text:p text:style-name="P1"/>
      <text:p text:style-name="P1"><text:span text:style-name="T1">#</text:span><text:span text:style-name="T1">sudo</text:span><text:span text:style-name="T1"> </text:span><text:span text:style-name="T1">killall</text:span><text:span text:style-name="T1"> </text:span><text:span text:style-name="T1">gpsd</text:span></text:p>
      <text:p text:style-name="P1"><text:span text:style-name="T1">#</text:span><text:span text:style-name="T1">sleep</text:span><text:span text:style-name="T1">(2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title/>
    <meta:initial-creator/>
    <dc:creator/>
    <meta:editing-cycles>1</meta:editing-cycles>
    <meta:document-statistic meta:table-count="0" meta:image-count="0" meta:object-count="0" meta:page-count="1" meta:paragraph-count="14" meta:word-count="109" meta:character-count="633" meta:non-whitespace-character-count="538"/>
  </office:meta>
</office:document-meta>
</file>